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430" officeooo:paragraph-rsid="001b2430"/>
    </style:style>
    <style:style style:name="P2" style:family="paragraph" style:parent-style-name="Standard">
      <style:text-properties officeooo:rsid="001cb388" officeooo:paragraph-rsid="001cb388"/>
    </style:style>
    <style:style style:name="P3" style:family="paragraph" style:parent-style-name="Standard">
      <style:text-properties fo:font-weight="bold" officeooo:rsid="001cb388" officeooo:paragraph-rsid="001cb388" style:font-weight-asian="bold" style:font-weight-complex="bold"/>
    </style:style>
    <style:style style:name="P4" style:family="paragraph" style:parent-style-name="Standard">
      <style:text-properties fo:font-weight="bold" officeooo:rsid="00238fa4" officeooo:paragraph-rsid="00238fa4" style:font-weight-asian="bold" style:font-weight-complex="bold"/>
    </style:style>
    <style:style style:name="P5" style:family="paragraph" style:parent-style-name="Standard">
      <style:text-properties fo:font-weight="bold" officeooo:rsid="0024e847" officeooo:paragraph-rsid="0024e847" style:font-weight-asian="bold" style:font-weight-complex="bold"/>
    </style:style>
    <style:style style:name="P6" style:family="paragraph" style:parent-style-name="Standard">
      <style:text-properties fo:font-weight="normal" officeooo:rsid="00238fa4" officeooo:paragraph-rsid="00238fa4" style:font-weight-asian="normal" style:font-weight-complex="normal"/>
    </style:style>
    <style:style style:name="P7" style:family="paragraph" style:parent-style-name="Standard">
      <style:text-properties fo:font-weight="normal" officeooo:rsid="00238fa4" officeooo:paragraph-rsid="00259949" style:font-weight-asian="normal" style:font-weight-complex="normal"/>
    </style:style>
    <style:style style:name="P8" style:family="paragraph" style:parent-style-name="Standard">
      <style:text-properties officeooo:rsid="001cb388" officeooo:paragraph-rsid="001cb388"/>
    </style:style>
    <style:style style:name="T1" style:family="text">
      <style:text-properties officeooo:rsid="001c84a5"/>
    </style:style>
    <style:style style:name="T2" style:family="text">
      <style:text-properties officeooo:rsid="002051ba"/>
    </style:style>
    <style:style style:name="T3" style:family="text">
      <style:text-properties officeooo:rsid="0021df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ведение</text:p>
      <text:p text:style-name="P1">Главная проблема философии -- человек. Философия изучает всё, что может касаться человека. Человек мыслит и создаёт разнообразные сущности, окружающие человека и создающие информационно-техническую среду. При этом становится необходимым изучать влияние человека на природу и на самого себя. В этот момент философия начинает изучать информационно-техническую среду, создаваемую человеком. Кроме изучения информационно-технической среды философия поднимает множество различных вопросов, одной из которых является вопрос о последствиях такой деятельности. В наши дни информационно-техническое воздействие человека на окружающую среду обращает на себя особенно большое внимание, поскольку под угрозой существования оказывается сам человек.</text:p>
      <text:p text:style-name="P1">С давних времён человека сопровождает техника, но не сразу человеческая цивилизация стала технической. В ХХ веке в развитии техники произошёл качественный скачок, из-за этого техника стала предметом изучения философии. С тех же пор сама техника, её развитие, место и роль в цивилизации стали предметами изучения. Не только философы, но и сами инженеры, начали уделять осмыслению техники все большее внимание. Часто такое осмысление сводится к исключительно оптимистической оценке достижений и перспектив информационно-технического развития. </text:p>
      <text:p text:style-name="P1">В это же время в гуманитарной среде возросло критическое отношение к такому техническому прогрессу современного общества. В современной философии внимание привлекается, <text:span text:style-name="T3">не только к положительным, но и </text:span>к отрицательным сторонам информационно-технического прогресса.</text:p>
      <text:p text:style-name="P1">Особый интерес представляет понимание техники в ХХ веке, потому что именно в это время техника превратилась в силу, господствующую над человеком.</text:p>
      <text:p text:style-name="P1">Особое место занимает информационная техника и технология, как средство ускорения технического прогресса. <text:span text:style-name="T2">В целом</text:span> <text:span text:style-name="T2">взгляды </text:span>различных философов и философских направлений в отношении техники едины в следующем: во-первых, техника есть знак или образ самого человека, во-вторых, человек не должен в технике забывать самого себя и, в-третьих, ключ к решению проблемы человека в информационно-техническом мире видится только в гармонии техники и человека. Необходимо в первую очередь быть человек<text:span text:style-name="T2">о</text:span>м, тогда никакая техника не будет страшна.</text:p>
      <text:p text:style-name="P1"/>
      <text:p text:style-name="P3">Анализ проблем информационно-технического мира</text:p>
      <text:p text:style-name="P2"/>
      <text:p text:style-name="P2">Принято считать, что бурное развитие техника получила в Западной Европе с возникновением капиталистов, которые поставили главной целью получение прибыли. Именно в этот период формируется тесная взаимосвязь техники с наукой, с конца ХVI века и на протяжении четырех последующих столетий инженеры и технические специалисты постепенно привыкли к мысли, что технический прогресс невозможен без науки, без фундаментального роста способности понимать природу, без выхода за пределы простых навыков и умений, какими бы сложными они ни были.</text:p>
      <text:p text:style-name="P2"/>
      <text:p text:style-name="P2">В результате наука стала двигателем техники и капиталистическая Европа не только преуспевала в овладении природой, но и училась преобразовывать ее. Теперь техника тесно связана с наукой, поэтому понимание природы техники невозможно без осмысления специфики науки.</text:p>
      <text:p text:style-name="P2"/>
      <text:p text:style-name="P2">Огромное воздействие на науку и технику оказали войны, происходившие в последние два столетия. Войны нас, по-видимому, ничему не учат, и почти с уверенностью, можно сказать, что человечество находится в постоянном состоянии войны. Так война стала новым, как техническим, так и политическим явлением, новым, ибо в <text:s/>войне сражение охватывает уже не только тех, кто участвует в нем, следуя патриотическому долгу или воинской обязанности, <text:soft-page-break/>но и безоружное гражданское население. Война всегда приносила человечеству бедствие, а науке и технике давала новый импульс в развитии.</text:p>
      <text:p text:style-name="P2"/>
      <text:p text:style-name="P2">Техника не только служит войне, она часто даже вызывает, провоцирует войну. Война с техникой нарастает и ширится. Все великие воинственные народы были мастерами и изобретателями в области орудий, инженерных работ, тактики и т.п. Война родит и питает технику, техника питает войну. Техника организует природу для человека, но разве не грозит она поработить самого человека?</text:p>
      <text:p text:style-name="P2"/>
      <text:p text:style-name="P2">Итак, техника является, в некоторой степени, толчком многих социальных явлений. Но при более близком рассмотрении мы обращаем внимание на обратную сторону, на негативные последствия внедрения в эту сферу новой информационной техники, такой, например, как телевидение и Интернет, способной настолько глубоко изменять массовое сознание, что можно говорить о переходе всеобщей грамотности в свою противоположность и личностную невосприимчивость к написанному слову – это также результат существования человека в современном информационно-техническом мире. Кроме явных плюсов в виде доступности любой информации за кратчайшее время проявляются и минусы: мировая сеть Интернет ещё и превращается в театр ведения информационных войн. С возникновения человечества люди начали обмениваться информацией не только в целях передачи действительной, правдивой информации, но и с целью дезинформирования или искажения информации в угоду своим целям. Теперь же с развитием Интернета потенциальными целями информационных войн становятся умы практически всех людей, имеющих <text:span text:style-name="T3">доступ</text:span> к Интернету. Не надо далеко идти за примерами. Из недавних событий ярким примером может служить печально известное, так называемое, ``Исламское государство'' развернувшее в сети Интернет широкомасштабную кампанию собственной пропаганды. Причём пропаганда очень качественная и направленная на широкие круги населения: от Азии и до Запада. Причём террористическое ``Исламское государство'' не гнушается никакими методами: от периодических терактов, освещаемых различными средствами массовой информации, до видео роликов, насыщенных спецэффектами, по качеству сравнимыми с продукцией Голливуда, срежиссированными, снятыми и обработанными профессионалами своего дела. И всё это происходит через Интернет. Примером жертвы такой пропаганды может служить студентка Московского государственного университета имени М.В. Ломоносова Варвара Караулова попавшая под влияние пропаганды, выехавшая в Сирию, но благодаря бдительности родителей возвращённая в Россию. Это только наиболее известный пример, а сколько молодёжи всё же попали в лапы ``Исламского государства''? Нам это неизвестно. Отсюда можно сделать вывод что информацию и технику можно использовать как во благо, так и во вред.</text:p>
      <text:p text:style-name="P2"/>
      <text:p text:style-name="P4">Проблема ответственности учёных и инженеров</text:p>
      <text:p text:style-name="P6">Современное развитие профессионального сознания инженеров предполагает осознание возможностей, границ и сущности своей специальности не только в узком смысле этого слова, но и в смысле осознания инженерной деятельности вообще, её целей и задач, а также изменений её ориентаций и приоритетов в культуре и ценностях человечества. Однако современный инженер, как и любой современный ученый, должен прислушиваться к голосу собственной совести, общественному мнению, потому что результаты его работы могут повлиять на здоровье и образ жизни человека, нарушить равновесие в живой природе. <text:s/>Леонардо да Винчи, например, был обеспокоен возможным нежелательным характером своего изобретения и не захотел предать гласности идею аппарата подводного плавания, указав, что человек имеет злую природу и может использовать этот аппарат для совершения убийств на дне морском путем потопления судов.</text:p>
      <text:p text:style-name="P6"/>
      <text:p text:style-name="P7">Ученый или инженер, обладая колоссальными знаниями, может сделать больше, чем он <text:soft-page-break/>имеет на то право. Поэтому, возникает вопрос о том, каким должен быть человек, прежде всего ученый и инженер, в информационно-техническом мире? Ответ на такой вопрос один: необходимо быть человеком моральным, ответственным и дорожить общечеловеческими ценностями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9:28:47.980107661</meta:creation-date>
    <dc:date>2015-11-19T22:16:31.764308757</dc:date>
    <meta:editing-duration>PT1H30M26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3" meta:paragraph-count="15" meta:word-count="985" meta:character-count="7517" meta:non-whitespace-character-count="6543"/>
  </office:meta>
</office:document-meta>
</file>